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3.9cm"/>
    </style:style>
    <style:style style:name="gr2" style:family="graphic" style:parent-style-name="standard">
      <style:graphic-properties svg:stroke-color="#000000" draw:fill="hatch" draw:fill-hatch-name="Black_20_-45_20_Degrees" draw:textarea-horizontal-align="justify" draw:textarea-vertical-align="middle" draw:auto-grow-height="false" fo:min-height="1.45cm" fo:min-width="1.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388cm" fo:min-width="1.128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5.1cm"/>
    </style:style>
    <style:style style:name="gr9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3cm" draw:marker-start-width="0.65cm" draw:marker-end="" draw:marker-end-width="0.75cm" draw:fill="none" draw:textarea-vertical-align="middle" fo:padding-top="0.275cm" fo:padding-bottom="0.275cm" fo:padding-left="0.4cm" fo:padding-right="0.4cm"/>
    </style:style>
    <style:style style:name="gr11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stroke="none" svg:stroke-color="#000000" draw:fill="none" draw:fill-color="#ffffff" fo:min-height="0.65cm"/>
    </style:style>
    <style:style style:name="gr13" style:family="graphic" style:parent-style-name="standard">
      <style:graphic-properties svg:stroke-color="#000000" draw:fill="hatch" draw:fill-hatch-name="Black_20_-45_20_Degrees" draw:textarea-horizontal-align="justify" draw:textarea-vertical-align="middle" draw:auto-grow-height="false" fo:min-height="0.912cm" fo:min-width="6.7cm"/>
    </style:style>
    <style:style style:name="gr14" style:family="graphic" style:parent-style-name="standard">
      <style:graphic-properties svg:stroke-color="#000000" draw:fill="hatch" draw:fill-hatch-name="Black_20_-45_20_Degrees" draw:textarea-horizontal-align="justify" draw:textarea-vertical-align="middle" draw:auto-grow-height="false" fo:min-height="1.45cm" fo:min-width="1.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hatch" draw:fill-hatch-name="Black_20_-45_20_Degrees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.4cm" svg:height="1.7cm" svg:x="1.6cm" svg:y="1.2cm">
          <text:p text:style-name="P1">High voltage</text:p>
          <text:p text:style-name="P1">power supply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cm" svg:height="1.7cm" svg:x="20.9cm" svg:y="4.6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1.7cm" svg:x="22.6cm" svg:y="4.63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0.9cm" svg:y1="4.638cm" svg:x2="28.1cm" svg:y2="4.638cm">
          <text:p/>
        </draw:line>
        <draw:line draw:style-name="gr4" draw:text-style-name="P2" draw:layer="layout" svg:x1="20.9cm" svg:y1="6.338cm" svg:x2="28.1cm" svg:y2="6.338cm">
          <text:p/>
        </draw:line>
        <draw:custom-shape draw:style-name="gr5" draw:text-style-name="P2" xml:id="id2" draw:id="id2" draw:layer="layout" svg:width="0.3cm" svg:height="1.7cm" svg:x="22.6cm" svg:y="4.6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cm" svg:height="1.7cm" svg:x="26.2cm" svg:y="4.6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3cm" svg:height="0.9cm" svg:x="23.5cm" svg:y="5.038cm">
          <text:p text:style-name="P1">be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4cm" svg:height="1.7cm" svg:x="8.4cm" svg:y="1.2cm">
          <text:p text:style-name="P1">Energy </text:p>
          <text:p text:style-name="P1">storage cable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9cm" svg:height="0.962cm" svg:x="22.5cm" svg:y="7.738cm">
          <draw:text-box>
            <text:p>Kicker magnet</text:p>
          </draw:text-box>
        </draw:frame>
        <draw:custom-shape draw:style-name="gr8" draw:text-style-name="P2" xml:id="id1" draw:id="id1" draw:layer="layout" svg:width="5.6cm" svg:height="1.7cm" svg:x="13.8cm" svg:y="4.7cm">
          <text:p text:style-name="P1">Energy </text:p>
          <text:p text:style-name="P1">transmission cable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23.4cm" svg:y1="4.638cm" svg:x2="23.4cm" svg:y2="6.338cm">
          <text:p/>
        </draw:line>
        <draw:line draw:style-name="gr9" draw:text-style-name="P2" draw:layer="layout" svg:x1="23.9cm" svg:y1="4.638cm" svg:x2="23.9cm" svg:y2="6.338cm">
          <text:p/>
        </draw:line>
        <draw:line draw:style-name="gr9" draw:text-style-name="P2" draw:layer="layout" svg:x1="24.5cm" svg:y1="4.638cm" svg:x2="24.5cm" svg:y2="6.338cm">
          <text:p/>
        </draw:line>
        <draw:line draw:style-name="gr9" draw:text-style-name="P2" draw:layer="layout" svg:x1="25.1cm" svg:y1="4.638cm" svg:x2="25.1cm" svg:y2="6.338cm">
          <text:p/>
        </draw:line>
        <draw:line draw:style-name="gr9" draw:text-style-name="P2" draw:layer="layout" svg:x1="25.8cm" svg:y1="4.638cm" svg:x2="25.8cm" svg:y2="6.338cm">
          <text:p/>
        </draw:line>
        <draw:line draw:style-name="gr10" draw:text-style-name="P2" draw:layer="layout" svg:x1="6cm" svg:y1="2.1cm" svg:x2="8.4cm" svg:y2="2.1cm">
          <text:p/>
        </draw:line>
        <draw:custom-shape draw:style-name="gr1" draw:text-style-name="P2" draw:layer="layout" svg:width="4.4cm" svg:height="1.7cm" svg:x="14.3cm" svg:y="1.2cm">
          <text:p text:style-name="P1">Pulse </text:p>
          <text:p text:style-name="P1">start switch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2.8cm" svg:y1="2cm" svg:x2="14.3cm" svg:y2="2cm">
          <text:p/>
        </draw:line>
        <draw:line draw:style-name="gr10" draw:text-style-name="P2" draw:layer="layout" svg:x1="16.5cm" svg:y1="2.9cm" svg:x2="16.5cm" svg:y2="4.7cm">
          <text:p/>
        </draw:line>
        <draw:connector draw:style-name="gr11" draw:text-style-name="P2" draw:layer="layout" draw:type="curve" svg:x1="19.4cm" svg:y1="5.55cm" svg:x2="22.6cm" svg:y2="5.488cm" draw:start-shape="id1" draw:start-glue-point="1" draw:end-shape="id2" draw:end-glue-point="3" svg:d="M19400 5550c2400 0 800-62 3200-62" svg:viewBox="0 0 3201 63">
          <text:p/>
        </draw:connector>
        <draw:frame draw:style-name="gr12" draw:text-style-name="P4" draw:layer="layout" svg:width="1.1cm" svg:height="0.962cm" svg:x="22.7cm" svg:y="4.538cm">
          <draw:text-box>
            <text:p>B</text:p>
          </draw:text-box>
        </draw:frame>
        <draw:custom-shape draw:style-name="gr13" draw:text-style-name="P3" draw:layer="layout" svg:width="7.2cm" svg:height="1.162cm" svg:x="20.9cm" svg:y="3.43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7.2cm" svg:height="1.162cm" svg:x="20.9cm" svg:y="6.3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6cm" svg:height="1.7cm" svg:x="26.5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1.7cm" svg:x="5.5cm" svg:y="4.6cm">
          <text:p text:style-name="P1">Pulse </text:p>
          <text:p text:style-name="P1">stop switch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7.4cm" svg:y1="2.1cm" svg:x2="7.4cm" svg:y2="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0:47:11.570000000</meta:creation-date>
    <meta:generator>LibreOffice/4.4.4.3$Windows_x86 LibreOffice_project/2c39ebcf046445232b798108aa8a7e7d89552ea8</meta:generator>
    <dc:date>2016-11-10T14:35:41.535000000</dc:date>
    <meta:editing-duration>PT3H16M26S</meta:editing-duration>
    <meta:editing-cycles>7</meta:editing-cycles>
    <meta:document-statistic meta:object-count="27"/>
  </office:meta>
</office:document-meta>
</file>